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0 = [OR] Q[8], Q[9], Q[10], Q[11], Q[12], Q[13], Q[14], Q[15]</text:p>
      <text:p text:style-name="Standard"/>
      <text:p text:style-name="Standard">C1 = [OR] Q[4], Q[5], Q[6], Q[7], Q[12], Q[13], Q[14], Q[15]</text:p>
      <text:p text:style-name="Standard"/>
      <text:p text:style-name="Standard">C2 = [OR] Q[2], Q[3], Q[6], Q[7], Q[10], Q[11], Q[14], Q[15]</text:p>
      <text:p text:style-name="Standard"/>
      <text:p text:style-name="Standard">C3 = [OR] Q[1], Q[3], Q[5], Q[7], Q[9], Q[11], Q[13], Q[15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5T01:03:14.66</meta:creation-date>
    <meta:document-statistic meta:table-count="0" meta:image-count="0" meta:object-count="0" meta:page-count="1" meta:paragraph-count="4" meta:word-count="44" meta:character-count="242"/>
    <dc:date>2018-12-05T01:49:03.49</dc:date>
    <meta:editing-duration>PT15M27S</meta:editing-duration>
    <meta:editing-cycles>1</meta:editing-cycles>
    <meta:generator>OpenOffice/4.1.5$Win32 OpenOffice.org_project/415m1$Build-9789</meta:generator>
  </office:meta>
</office:document-meta>
</file>